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textarea-horizontal-align="justify" draw:textarea-vertical-align="middle" draw:auto-grow-height="false" fo:min-height="5.55cm" fo:min-width="13.3cm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8.1cm"/>
    </style:style>
    <style:style style:name="gr4" style:family="graphic" style:parent-style-name="standard">
      <style:graphic-properties draw:stroke="solid" draw:stroke-dash="Fine_20_Dashed" svg:stroke-width="0.081cm" draw:marker-start="" draw:marker-start-width="0.321cm" draw:marker-end-width="0.321cm" draw:opacity="0%" draw:textarea-horizontal-align="justify" draw:textarea-vertical-align="middle" draw:auto-grow-height="false" fo:min-height="20.07cm" fo:min-width="27.02cm" fo:padding-top="0.165cm" fo:padding-bottom="0.165cm" fo:padding-left="0.29cm" fo:padding-right="0.29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 fo:min-height="2.55cm" fo:min-width="2.1cm"/>
    </style:style>
    <style:style style:name="gr7" style:family="graphic" style:parent-style-name="standard">
      <style:graphic-properties draw:textarea-horizontal-align="justify" draw:textarea-vertical-align="middle" draw:auto-grow-height="false" fo:min-height="2.55cm" fo:min-width="2.1cm"/>
    </style:style>
    <style:style style:name="gr8" style:family="graphic" style:parent-style-name="standard">
      <style:graphic-properties draw:textarea-horizontal-align="justify" draw:textarea-vertical-align="middle" draw:auto-grow-height="false" fo:min-height="1.15cm" fo:min-width="27.1cm"/>
    </style:style>
    <style:style style:name="gr9" style:family="graphic" style:parent-style-name="standard">
      <style:graphic-properties draw:textarea-horizontal-align="justify" draw:textarea-vertical-align="middle" draw:auto-grow-height="false" fo:min-height="2.95cm" fo:min-width="23.7cm"/>
    </style:style>
    <style:style style:name="gr10" style:family="graphic" style:parent-style-name="standard">
      <style:graphic-properties draw:textarea-horizontal-align="justify" draw:textarea-vertical-align="middle" draw:auto-grow-height="false" fo:min-height="5.95cm" fo:min-width="14.3cm"/>
    </style:style>
    <style:style style:name="gr11" style:family="graphic" style:parent-style-name="standard">
      <style:graphic-properties draw:textarea-horizontal-align="justify" draw:textarea-vertical-align="middle" draw:auto-grow-height="false" fo:min-height="1.15cm" fo:min-width="5.3cm"/>
    </style:style>
    <style:style style:name="gr12" style:family="graphic" style:parent-style-name="standard">
      <style:graphic-properties draw:textarea-horizontal-align="justify" draw:textarea-vertical-align="middle" draw:auto-grow-height="false" fo:min-height="14.95cm" fo:min-width="24.5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1" draw:layer="layout" svg:width="15.6cm" svg:height="0.962cm" svg:x="6.8cm" svg:y="5.4cm">
          <draw:text-box>
            <text:p/>
          </draw:text-box>
        </draw:frame>
        <draw:custom-shape draw:style-name="gr2" draw:text-style-name="P2" draw:layer="layout" svg:width="13.8cm" svg:height="5.8cm" svg:x="7.3cm" svg:y="5.2cm">
          <text:p text:style-name="P2">Registrierung oder Logi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6cm" svg:height="1.2cm" svg:x="9.8cm" svg:y="11.8cm">
          <text:p text:style-name="P2">Weiter zur Kursübersicht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7.6cm" svg:height="20.4cm" svg:x="0.2cm" svg:y="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6" draw:text-style-name="P2" draw:layer="layout" svg:width="2.6cm" svg:height="2.8cm" svg:x="5.6cm" svg:y="9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6cm" svg:height="2.8cm" svg:x="9.4cm" svg:y="9.7cm">
          <text:p text:style-name="P2">Kurs 2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6cm" svg:height="2.8cm" svg:x="13.1cm" svg:y="9.7cm">
          <text:p text:style-name="P2">Kurs 3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6cm" svg:height="2.8cm" svg:x="16.7cm" svg:y="9.7cm">
          <text:p text:style-name="P2">Kurs 4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6cm" svg:height="2.8cm" svg:x="20.3cm" svg:y="9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6cm" svg:height="2.8cm" svg:x="5.6cm" svg:y="9.7cm">
          <text:p text:style-name="P2">Kurs 1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6cm" svg:height="2.8cm" svg:x="20.3cm" svg:y="9.7cm">
          <text:p text:style-name="P2">Kurs 5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6cm" svg:height="2.8cm" svg:x="5.6cm" svg:y="13.3cm">
          <text:p text:style-name="P2">Kurs 6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6cm" svg:height="2.8cm" svg:x="20.3cm" svg:y="13.3cm">
          <text:p text:style-name="P2">Kurs 10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6cm" svg:height="2.8cm" svg:x="9.3cm" svg:y="13.3cm">
          <text:p text:style-name="P2">Kurs 7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6cm" svg:height="2.8cm" svg:x="13.1cm" svg:y="13.3cm">
          <text:p text:style-name="P2">Kurs 8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6cm" svg:height="2.8cm" svg:x="16.7cm" svg:y="13.3cm">
          <text:p text:style-name="P2">Kurs 9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7.6cm" svg:height="20.4cm" svg:x="0.2cm" svg:y="0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7.6cm" svg:height="1.4cm" svg:x="0.2cm" svg:y="0.2cm">
          <text:p text:style-name="P2">Kopfzeile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7.6cm" svg:height="1.4cm" svg:x="0.2cm" svg:y="19.2cm">
          <text:p text:style-name="P2">Fußzeile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4.2cm" svg:height="3.2cm" svg:x="2.1cm" svg:y="4.9cm">
          <text:p text:style-name="P2">Erklärender Text zum Empiriepraktikum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custom-shape draw:style-name="gr8" draw:text-style-name="P2" draw:layer="layout" svg:width="27.6cm" svg:height="1.4cm" svg:x="0.2cm" svg:y="0.2cm">
          <text:p text:style-name="P2">Kopfzeile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7.6cm" svg:height="1.4cm" svg:x="0.2cm" svg:y="19.2cm">
          <text:p text:style-name="P2">Fußzeile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4.2cm" svg:height="3.2cm" svg:x="2.1cm" svg:y="4.9cm">
          <text:p text:style-name="P2">Erklärender Text zur Einschreibung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4.8cm" svg:height="6.2cm" svg:x="6.5cm" svg:y="9.8cm">
          <text:p text:style-name="P2">Präferenzliste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7.6cm" svg:height="20.4cm" svg:x="0.2cm" svg:y="0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8cm" svg:height="1.4cm" svg:x="11cm" svg:y="16.8cm">
          <text:p text:style-name="P2">Absende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custom-shape draw:style-name="gr8" draw:text-style-name="P2" draw:layer="layout" svg:width="27.6cm" svg:height="1.4cm" svg:x="0.2cm" svg:y="0.2cm">
          <text:p text:style-name="P2">Kopfzeile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7.6cm" svg:height="1.4cm" svg:x="0.2cm" svg:y="19.2cm">
          <text:p text:style-name="P2">Fußzeile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7.6cm" svg:height="20.4cm" svg:x="0.2cm" svg:y="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5cm" svg:height="15.2cm" svg:x="1.6cm" svg:y="3cm">
          <text:p text:style-name="P2">Detaillierte Beschreibung eines Kurses mit allen Informatione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4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4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4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0:30:27.678656707</meta:creation-date>
    <dc:date>2017-11-27T11:55:01.533576357</dc:date>
    <meta:editing-duration>PT1H4M42S</meta:editing-duration>
    <meta:editing-cycles>7</meta:editing-cycles>
    <meta:generator>LibreOffice/5.1.6.2$Linux_X86_64 LibreOffice_project/10m0$Build-2</meta:generator>
    <meta:document-statistic meta:object-count="59"/>
  </office:meta>
</office:document-meta>
</file>